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94f8" officeooo:paragraph-rsid="000a94f8"/>
    </style:style>
    <style:style style:name="P2" style:family="paragraph" style:parent-style-name="Standard">
      <style:text-properties officeooo:rsid="000c2715" officeooo:paragraph-rsid="000c2715"/>
    </style:style>
    <style:style style:name="T1" style:family="text">
      <style:text-properties officeooo:rsid="000c2715"/>
    </style:style>
    <style:style style:name="T2" style:family="text">
      <style:text-properties officeooo:rsid="000c58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edback Response:</text:p>
      <text:p text:style-name="P1"/>
      <text:p text:style-name="P1"/>
      <text:p text:style-name="P1">Safeen reviewd my app. <text:s/></text:p>
      <text:p text:style-name="P1"/>
      <text:p text:style-name="P1">1. Safeen mentioned that the DrawDate should be a date type rather than varchar(20). <text:s/>I can definitely use the datetime format. I think Safeen is definitely correct in this observation. <text:s/>Changing it to datetime data type will improve the sorting, and make it easier to grab the year and month for frequency or volume for the graphs. <text:s/>I don’t believe changing this will affect the outcomes of the user interface since this is done in the background. <text:s/>The only time I see it as an issue is when the display for the specific datetime formats (ex.’DD/MM/YYYY’ vs ‘YYYY-MM-DD’). The tokenizer to grab the data in the service layer will need to be tweaked to grab the data in a datetime format. <text:s/>The database will use less resources in saving this data since it will be much smaller in comparison to varchar(20) as originally planned.</text:p>
      <text:p text:style-name="P1"/>
      <text:p text:style-name="P1">2. Safeen also mentioned changing the field, “Store_Loc” to “StoreLoc”. <text:s/>I think that should be fine, and wouldn’t be much of an effort <text:span text:style-name="T1">to change the column name in the database table. <text:s/>I don’t believe this would affect anything in the database, interface, or service layer. <text:s/>There is only one table constructed to pull in data on a daily basis.</text:span></text:p>
      <text:p text:style-name="P1"/>
      <text:p text:style-name="P2">3. <text:span text:style-name="T2">Safeen also mentioned that I am missing a Rest API. The </text:span>Rest API for m<text:span text:style-name="T2">y project </text:span>is the Python script that will perform the web crawling. <text:s/><text:span text:style-name="T2">The web app is a little different than others in the class. <text:s/>Instead of having users input or choosing between selections, the data being displayed on the webpages are a result from the database. <text:s/>The calculations are going to be done either in Python or Javascript, and graphs most likely in Javascript. <text:s/>Probably in a real case scenario in a large company; it’s not a good idea to display or write reports off an OLTP system. <text:s/>Usually, there’s an OLAP designed for the reporting piece. However, given the simplistic nature of the design in this case, data calculated shouldn’t affect the regular ETL job via the web crawler in adding data into the table. <text:s/>This would not affect the interface, no changes to service layer, and no changes to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20:44:03.848000000</meta:creation-date>
    <dc:date>2019-03-27T21:11:44.177000000</dc:date>
    <meta:editing-duration>PT6M29S</meta:editing-duration>
    <meta:editing-cycles>1</meta:editing-cycles>
    <meta:document-statistic meta:table-count="0" meta:image-count="0" meta:object-count="0" meta:page-count="1" meta:paragraph-count="5" meta:word-count="367" meta:character-count="2107" meta:non-whitespace-character-count="1729"/>
    <meta:generator>LibreOffice/5.4.0.3$Windows_X86_64 LibreOffice_project/7556cbc6811c9d992f4064ab9287069087d7f62c</meta:generator>
  </office:meta>
</office:document-meta>
</file>